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4.75cm" fo:min-width="21.7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1.378cm" fo:min-width="1.268cm"/>
    </style:style>
    <style:style style:name="gr5" style:family="graphic" style:parent-style-name="standard">
      <style:graphic-properties draw:textarea-horizontal-align="justify" draw:textarea-vertical-align="middle" draw:auto-grow-height="false" fo:min-height="1.094cm" fo:min-width="2.894cm"/>
    </style:style>
    <style:style style:name="gr6" style:family="graphic" style:parent-style-name="standard">
      <style:graphic-properties draw:textarea-horizontal-align="justify" draw:textarea-vertical-align="middle" draw:auto-grow-height="false" fo:min-height="1.164cm" fo:min-width="3.602cm"/>
    </style:style>
    <style:style style:name="gr7" style:family="graphic" style:parent-style-name="standard">
      <style:graphic-properties draw:textarea-horizontal-align="justify" draw:textarea-vertical-align="middle" draw:auto-grow-height="false" fo:min-height="1.66cm" fo:min-width="5.864cm"/>
    </style:style>
    <style:style style:name="gr8" style:family="graphic" style:parent-style-name="standard">
      <style:graphic-properties draw:textarea-horizontal-align="justify" draw:textarea-vertical-align="middle" draw:auto-grow-height="false" fo:min-height="1.378cm" fo:min-width="4.804cm"/>
    </style:style>
    <style:style style:name="gr9" style:family="graphic" style:parent-style-name="standard">
      <style:graphic-properties draw:textarea-horizontal-align="justify" draw:textarea-vertical-align="middle" draw:auto-grow-height="false" fo:min-height="0.952cm" fo:min-width="5.44cm"/>
    </style:style>
    <style:style style:name="gr10" style:family="graphic" style:parent-style-name="standard">
      <style:graphic-properties draw:textarea-horizontal-align="justify" draw:textarea-vertical-align="middle" draw:auto-grow-height="false" fo:min-height="1.094cm" fo:min-width="3.32cm"/>
    </style:style>
    <style:style style:name="gr11" style:family="graphic" style:parent-style-name="standard">
      <style:graphic-properties draw:textarea-horizontal-align="justify" draw:textarea-vertical-align="middle" draw:auto-grow-height="false" fo:min-height="2.084cm" fo:min-width="3.672cm"/>
    </style:style>
    <style:style style:name="gr12" style:family="graphic" style:parent-style-name="standard">
      <style:graphic-properties draw:textarea-horizontal-align="justify" draw:textarea-vertical-align="middle" draw:auto-grow-height="false" fo:min-height="1.66cm" fo:min-width="3.956cm"/>
    </style:style>
    <style:style style:name="gr13" style:family="graphic" style:parent-style-name="standard">
      <style:graphic-properties draw:textarea-horizontal-align="justify" draw:textarea-vertical-align="middle" draw:auto-grow-height="false" fo:min-height="1.164cm" fo:min-width="4.522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22.2cm" svg:height="25cm" svg:x="12.3cm" svg:y="1.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293cm" svg:y1="7.5cm" svg:x2="4.293cm" svg:y2="10.4cm">
          <text:p/>
        </draw:line>
        <draw:line draw:style-name="gr2" draw:text-style-name="P2" draw:layer="layout" svg:x1="4.293cm" svg:y1="10.3cm" svg:x2="3.093cm" svg:y2="12.4cm">
          <text:p/>
        </draw:line>
        <draw:line draw:style-name="gr2" draw:text-style-name="P2" draw:layer="layout" svg:x1="4.393cm" svg:y1="10.5cm" svg:x2="5.093cm" svg:y2="12.5cm">
          <text:p/>
        </draw:line>
        <draw:line draw:style-name="gr2" draw:text-style-name="P2" draw:layer="layout" svg:x1="4.393cm" svg:y1="8.8cm" svg:x2="5.893cm" svg:y2="7.5cm">
          <text:p/>
        </draw:line>
        <draw:line draw:style-name="gr2" draw:text-style-name="P2" draw:layer="layout" svg:x1="4.293cm" svg:y1="8.9cm" svg:x2="2.793cm" svg:y2="7.5cm">
          <text:p/>
        </draw:line>
        <draw:frame draw:style-name="gr3" draw:text-style-name="P3" draw:layer="layout" svg:width="3.707cm" svg:height="0.962cm" svg:x="2.893cm" svg:y="13.2cm">
          <draw:text-box>
            <text:p>Użytkownik</text:p>
          </draw:text-box>
        </draw:frame>
        <draw:custom-shape draw:style-name="gr4" draw:text-style-name="P4" draw:layer="layout" svg:width="2.5cm" svg:height="2.3cm" svg:x="3.1cm" svg:y="5.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4" draw:layer="layout" svg:width="4.8cm" svg:height="1.9cm" svg:x="18.3cm" svg:y="2.2cm">
          <text:p text:style-name="P4">Logowanie się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5.8cm" svg:height="2cm" svg:x="15.2cm" svg:y="10.8cm">
          <text:p text:style-name="P4">Wybór arkusz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9cm" svg:height="2.7cm" svg:x="13.6cm" svg:y="5cm">
          <text:p text:style-name="P4">Utworzenie nowego arkusz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7.5cm" svg:height="2.3cm" svg:x="14.4cm" svg:y="8.1cm">
          <text:p text:style-name="P4">Operacje na komórkac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619cm" svg:height="0.962cm" svg:x="16.581cm" svg:y="1.038cm">
          <draw:text-box>
            <text:p>System</text:p>
          </draw:text-box>
        </draw:frame>
        <draw:custom-shape draw:style-name="gr9" draw:text-style-name="P4" draw:layer="layout" svg:width="8.4cm" svg:height="1.7cm" svg:x="13.9cm" svg:y="15.1cm">
          <text:p text:style-name="P4">Edycja istniejącego arkusz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5.4cm" svg:height="1.9cm" svg:x="15.2cm" svg:y="19.2cm">
          <text:p text:style-name="P4">Wylogowanie się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6.6cm" svg:y1="8.4cm" svg:x2="18.3cm" svg:y2="3.1cm">
          <text:p/>
        </draw:line>
        <draw:line draw:style-name="gr2" draw:text-style-name="P2" draw:layer="layout" svg:x1="6.6cm" svg:y1="9.1cm" svg:x2="13.6cm" svg:y2="6.5cm">
          <text:p/>
        </draw:line>
        <draw:line draw:style-name="gr2" draw:text-style-name="P2" draw:layer="layout" svg:x1="6.7cm" svg:y1="9.5cm" svg:x2="14.5cm" svg:y2="9.3cm">
          <text:p/>
        </draw:line>
        <draw:line draw:style-name="gr2" draw:text-style-name="P2" draw:layer="layout" svg:x1="6.6cm" svg:y1="10.2cm" svg:x2="15.3cm" svg:y2="11.8cm">
          <text:p/>
        </draw:line>
        <draw:line draw:style-name="gr2" draw:text-style-name="P2" draw:layer="layout" svg:x1="6.5cm" svg:y1="10.9cm" svg:x2="14.1cm" svg:y2="15.9cm">
          <text:p/>
        </draw:line>
        <draw:line draw:style-name="gr2" draw:text-style-name="P2" draw:layer="layout" svg:x1="6.4cm" svg:y1="11.7cm" svg:x2="15.3cm" svg:y2="20cm">
          <text:p/>
        </draw:line>
        <draw:custom-shape draw:style-name="gr11" draw:text-style-name="P4" draw:layer="layout" svg:width="5.9cm" svg:height="3.3cm" svg:x="25.5cm" svg:y="7.7cm">
          <text:p text:style-name="P4">Śledzenie zmian</text:p>
          <text:p text:style-name="P4">w aktywnym</text:p>
          <text:p text:style-name="P4">arkusz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6.3cm" svg:height="2.7cm" svg:x="27.2cm" svg:y="12.8cm">
          <text:p text:style-name="P4">Autozapis zmian </text:p>
          <text:p text:style-name="P4">do baz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7.1cm" svg:height="2cm" svg:x="25.9cm" svg:y="20.3cm">
          <text:p text:style-name="P4">Baza danyc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2" draw:layer="layout" svg:x1="25.6cm" svg:y1="9.3cm" svg:x2="21.8cm" svg:y2="9.3cm">
          <text:p/>
        </draw:line>
        <draw:line draw:style-name="gr14" draw:text-style-name="P2" draw:layer="layout" svg:x1="28.5cm" svg:y1="10.9cm" svg:x2="30cm" svg:y2="12.8cm">
          <text:p/>
        </draw:line>
        <draw:line draw:style-name="gr14" draw:text-style-name="P2" draw:layer="layout" svg:x1="30.3cm" svg:y1="15.3cm" svg:x2="29.7cm" svg:y2="20.5cm">
          <text:p/>
        </draw:line>
        <draw:line draw:style-name="gr14" draw:text-style-name="P2" draw:layer="layout" svg:x1="26.5cm" svg:y1="10.4cm" svg:x2="22.2cm" svg:y2="16cm">
          <text:p/>
        </draw:line>
        <draw:line draw:style-name="gr14" draw:text-style-name="P2" draw:layer="layout" svg:x1="21.1cm" svg:y1="11.8cm" svg:x2="27.1cm" svg:y2="20.7cm">
          <text:p/>
        </draw:line>
        <draw:line draw:style-name="gr14" draw:text-style-name="P2" draw:layer="layout" svg:x1="22.7cm" svg:y1="6.4cm" svg:x2="28.2cm" svg:y2="20.6cm">
          <text:p/>
        </draw:line>
        <draw:line draw:style-name="gr14" draw:text-style-name="P2" draw:layer="layout" svg:x1="23cm" svg:y1="3.3cm" svg:x2="28.4cm" svg:y2="20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Wypełninone_20_niebieskim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Wypełnione_20_zielonym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Wypełnione_20_czerwonym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Wypełnione_20_żółtym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0T14:51:34.879000000</meta:creation-date>
    <dc:date>2019-01-20T15:09:29.619000000</dc:date>
    <meta:editing-duration>PT7M24S</meta:editing-duration>
    <meta:editing-cycles>4</meta:editing-cycles>
    <meta:generator>LibreOffice/6.1.3.2$Windows_X86_64 LibreOffice_project/86daf60bf00efa86ad547e59e09d6bb77c699acb</meta:generator>
    <meta:document-statistic meta:object-count="31"/>
  </office:meta>
</office:document-meta>
</file>